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3DA000001C1000001AC7B3947888E49266F.svg" manifest:media-type="image/svg+xml"/>
  <manifest:file-entry manifest:full-path="Pictures/10000000000002940000019BA879F4DC23967ED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NewRomanPSMT" svg:font-family="TimesNewRomanPSMT"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TimesNewRomanPSMT" fo:font-size="16pt" style:font-name-asian="TimesNewRomanPSMT" style:font-size-asian="16pt" style:font-name-complex="TimesNewRomanPSMT" style:font-size-complex="16pt"/>
    </style:style>
    <style:style style:name="P2" style:family="paragraph" style:parent-style-name="Standard">
      <style:paragraph-properties fo:text-align="center" style:justify-single-word="false" style:text-autospace="none"/>
      <style:text-properties style:font-name="TimesNewRomanPSMT" fo:font-size="16pt" style:font-name-asian="TimesNewRomanPSMT" style:font-size-asian="16pt" style:font-name-complex="TimesNewRomanPSMT" style:font-size-complex="16pt"/>
    </style:style>
    <style:style style:name="P3" style:family="paragraph" style:parent-style-name="Standard">
      <style:paragraph-properties fo:text-align="center" style:justify-single-word="false" style:text-autospace="none"/>
      <style:text-properties style:font-name="TimesNewRomanPSMT" fo:font-size="16pt" fo:font-weight="bold" style:font-name-asian="TimesNewRomanPSMT" style:font-size-asian="16pt" style:font-weight-asian="bold" style:font-name-complex="TimesNewRomanPSMT" style:font-size-complex="16pt" style:font-weight-complex="bold"/>
    </style:style>
    <style:style style:name="P4" style:family="paragraph" style:parent-style-name="Standard">
      <style:paragraph-properties fo:text-align="justify" style:justify-single-word="false" style:text-autospace="none"/>
      <style:text-properties style:font-name="TimesNewRomanPSMT" fo:font-size="12pt" style:font-name-asian="TimesNewRomanPSMT" style:font-size-asian="12pt" style:font-name-complex="TimesNewRomanPSMT" style:font-size-complex="12pt"/>
    </style:style>
    <style:style style:name="P5" style:family="paragraph" style:parent-style-name="Standard">
      <style:paragraph-properties fo:text-align="justify" style:justify-single-word="false" style:text-autospace="none"/>
      <style:text-properties style:font-name="TimesNewRomanPSMT" fo:font-size="12pt" officeooo:paragraph-rsid="001c2edc" style:font-name-asian="TimesNewRomanPSMT" style:font-size-asian="12pt" style:font-name-complex="TimesNewRomanPSMT" style:font-size-complex="12pt"/>
    </style:style>
    <style:style style:name="P6" style:family="paragraph" style:parent-style-name="Standard">
      <style:paragraph-properties style:text-autospace="none"/>
      <style:text-properties style:font-name="TimesNewRomanPSMT" fo:font-size="12pt" officeooo:rsid="001c2edc" officeooo:paragraph-rsid="001c2edc" style:font-name-asian="TimesNewRomanPSMT" style:font-size-asian="12pt" style:font-name-complex="TimesNewRomanPSMT" style:font-size-complex="12pt"/>
    </style:style>
    <style:style style:name="P7"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8" style:family="paragraph" style:parent-style-name="Standard">
      <style:paragraph-properties fo:text-align="justify" style:justify-single-word="false" style:text-autospace="none"/>
      <style:text-properties fo:font-size="12pt" officeooo:paragraph-rsid="001c2edc" style:font-size-asian="12pt" style:font-size-complex="12pt"/>
    </style:style>
    <style:style style:name="P9" style:family="paragraph" style:parent-style-name="Standard" style:list-style-name="L1">
      <style:paragraph-properties fo:text-align="justify" style:justify-single-word="false" style:text-autospace="none"/>
      <style:text-properties fo:font-size="12pt" officeooo:paragraph-rsid="001fc481" style:font-size-asian="12pt" style:font-size-complex="12pt"/>
    </style:style>
    <style:style style:name="P10" style:family="paragraph" style:parent-style-name="Standard" style:list-style-name="L3">
      <style:paragraph-properties fo:text-align="justify" style:justify-single-word="false" style:text-autospace="none"/>
      <style:text-properties fo:font-size="12pt" fo:font-weight="bold" officeooo:paragraph-rsid="001c2edc" style:font-size-asian="12pt" style:font-weight-asian="bold" style:font-size-complex="12pt" style:font-weight-complex="bold"/>
    </style:style>
    <style:style style:name="P11" style:family="paragraph" style:parent-style-name="Standard" style:list-style-name="L4">
      <style:paragraph-properties fo:text-align="justify" style:justify-single-word="false" style:text-autospace="none"/>
      <style:text-properties style:font-name="TimesNewRomanPSMT" fo:font-size="12pt" fo:font-weight="bold" officeooo:paragraph-rsid="001c2edc" style:font-name-asian="TimesNewRomanPSMT" style:font-size-asian="12pt" style:font-weight-asian="bold" style:font-name-complex="TimesNewRomanPSMT" style:font-size-complex="12pt" style:font-weight-complex="bold"/>
    </style:style>
    <style:style style:name="P12" style:family="paragraph" style:parent-style-name="Standard">
      <style:paragraph-properties style:text-autospace="none"/>
      <style:text-properties style:font-name="TimesNewRomanPSMT" fo:font-size="12pt" officeooo:rsid="001c2edc" officeooo:paragraph-rsid="001c2edc" style:font-name-asian="TimesNewRomanPSMT" style:font-size-asian="12pt" style:font-name-complex="TimesNewRomanPSMT" style:font-size-complex="12pt"/>
    </style:style>
    <style:style style:name="P13" style:family="paragraph" style:parent-style-name="Standard" style:list-style-name="L5">
      <style:paragraph-properties fo:text-align="start" style:justify-single-word="false" style:text-autospace="none"/>
      <style:text-properties style:font-name="TimesNewRomanPSMT" fo:font-size="12pt" officeooo:paragraph-rsid="0021a49a" style:font-name-asian="TimesNewRomanPSMT" style:font-size-asian="12pt" style:font-name-complex="TimesNewRomanPSMT" style:font-size-complex="12pt"/>
    </style:style>
    <style:style style:name="P14" style:family="paragraph" style:parent-style-name="Standard" style:list-style-name="L2">
      <style:paragraph-properties fo:margin-left="0cm" fo:margin-right="0cm" fo:text-align="justify" style:justify-single-word="false" fo:text-indent="0cm" style:auto-text-indent="false" style:text-autospace="none"/>
      <style:text-properties style:font-name="TimesNewRomanPSMT" fo:font-size="12pt" officeooo:paragraph-rsid="001fc481" style:font-name-asian="TimesNewRomanPSMT" style:font-size-asian="12pt" style:font-name-complex="TimesNewRomanPSMT" style:font-size-complex="12pt"/>
    </style:style>
    <style:style style:name="T1" style:family="text">
      <style:text-properties style:font-name="TimesNewRomanPSMT" style:font-name-asian="TimesNewRomanPSMT" style:font-name-complex="TimesNewRomanPSMT"/>
    </style:style>
    <style:style style:name="T2" style:family="text">
      <style:text-properties style:font-name="TimesNewRomanPSMT" officeooo:rsid="001c2edc" style:font-name-asian="TimesNewRomanPSMT" style:font-name-complex="TimesNewRomanPSMT"/>
    </style:style>
    <style:style style:name="T3" style:family="text">
      <style:text-properties style:font-name="TimesNewRomanPSMT" fo:font-weight="bold" style:font-name-asian="TimesNewRomanPSMT" style:font-weight-asian="bold" style:font-name-complex="TimesNewRomanPSMT" style:font-weight-complex="bold"/>
    </style:style>
    <style:style style:name="T4" style:family="text">
      <style:text-properties style:font-name="TimesNewRomanPSMT" fo:font-weight="bold" officeooo:rsid="001c2edc" style:font-name-asian="TimesNewRomanPSMT" style:font-weight-asian="bold" style:font-name-complex="TimesNewRomanPSMT" style:font-weight-complex="bold"/>
    </style:style>
    <style:style style:name="T5" style:family="text">
      <style:text-properties officeooo:rsid="001ba6cb"/>
    </style:style>
    <style:style style:name="T6" style:family="text">
      <style:text-properties officeooo:rsid="001c2edc"/>
    </style:style>
    <style:style style:name="T7" style:family="text">
      <style:text-properties officeooo:rsid="00234ff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image text:level="1" xlink:href="Pictures/100003DA000001C1000001AC7B3947888E49266F.svg" xlink:type="simple" xlink:show="embed" xlink:actuate="onLoad">
        <style:list-level-properties text:list-level-position-and-space-mode="label-alignment" style:vertical-pos="middle" style:vertical-rel="line" fo:width="0.48cm" fo:height="0.457cm">
          <style:list-level-label-alignment text:label-followed-by="listtab" text:list-tab-stop-position="1.27cm" fo:text-indent="-0.635cm" fo:margin-left="1.27cm"/>
        </style:list-level-properties>
      </text:list-level-style-image>
      <text:list-level-style-image text:level="2" xlink:href="Pictures/100003DA000001C1000001AC7B3947888E49266F.svg" xlink:type="simple" xlink:show="embed" xlink:actuate="onLoad">
        <style:list-level-properties text:list-level-position-and-space-mode="label-alignment" style:vertical-pos="middle" style:vertical-rel="line" fo:width="0.48cm" fo:height="0.457cm">
          <style:list-level-label-alignment text:label-followed-by="listtab" text:list-tab-stop-position="1.905cm" fo:text-indent="-0.635cm" fo:margin-left="1.905cm"/>
        </style:list-level-properties>
      </text:list-level-style-image>
      <text:list-level-style-image text:level="3" xlink:href="Pictures/100003DA000001C1000001AC7B3947888E49266F.svg" xlink:type="simple" xlink:show="embed" xlink:actuate="onLoad">
        <style:list-level-properties text:list-level-position-and-space-mode="label-alignment" style:vertical-pos="middle" style:vertical-rel="line" fo:width="0.48cm" fo:height="0.457cm">
          <style:list-level-label-alignment text:label-followed-by="listtab" text:list-tab-stop-position="2.54cm" fo:text-indent="-0.635cm" fo:margin-left="2.54cm"/>
        </style:list-level-properties>
      </text:list-level-style-image>
      <text:list-level-style-image text:level="4" xlink:href="Pictures/100003DA000001C1000001AC7B3947888E49266F.svg" xlink:type="simple" xlink:show="embed" xlink:actuate="onLoad">
        <style:list-level-properties text:list-level-position-and-space-mode="label-alignment" style:vertical-pos="middle" style:vertical-rel="line" fo:width="0.48cm" fo:height="0.457cm">
          <style:list-level-label-alignment text:label-followed-by="listtab" text:list-tab-stop-position="3.175cm" fo:text-indent="-0.635cm" fo:margin-left="3.175cm"/>
        </style:list-level-properties>
      </text:list-level-style-image>
      <text:list-level-style-image text:level="5" xlink:href="Pictures/100003DA000001C1000001AC7B3947888E49266F.svg" xlink:type="simple" xlink:show="embed" xlink:actuate="onLoad">
        <style:list-level-properties text:list-level-position-and-space-mode="label-alignment" style:vertical-pos="middle" style:vertical-rel="line" fo:width="0.48cm" fo:height="0.457cm">
          <style:list-level-label-alignment text:label-followed-by="listtab" text:list-tab-stop-position="3.81cm" fo:text-indent="-0.635cm" fo:margin-left="3.81cm"/>
        </style:list-level-properties>
      </text:list-level-style-image>
      <text:list-level-style-image text:level="6" xlink:href="Pictures/100003DA000001C1000001AC7B3947888E49266F.svg" xlink:type="simple" xlink:show="embed" xlink:actuate="onLoad">
        <style:list-level-properties text:list-level-position-and-space-mode="label-alignment" style:vertical-pos="middle" style:vertical-rel="line" fo:width="0.48cm" fo:height="0.457cm">
          <style:list-level-label-alignment text:label-followed-by="listtab" text:list-tab-stop-position="4.445cm" fo:text-indent="-0.635cm" fo:margin-left="4.445cm"/>
        </style:list-level-properties>
      </text:list-level-style-image>
      <text:list-level-style-image text:level="7" xlink:href="Pictures/100003DA000001C1000001AC7B3947888E49266F.svg" xlink:type="simple" xlink:show="embed" xlink:actuate="onLoad">
        <style:list-level-properties text:list-level-position-and-space-mode="label-alignment" style:vertical-pos="middle" style:vertical-rel="line" fo:width="0.48cm" fo:height="0.457cm">
          <style:list-level-label-alignment text:label-followed-by="listtab" text:list-tab-stop-position="5.08cm" fo:text-indent="-0.635cm" fo:margin-left="5.08cm"/>
        </style:list-level-properties>
      </text:list-level-style-image>
      <text:list-level-style-image text:level="8" xlink:href="Pictures/100003DA000001C1000001AC7B3947888E49266F.svg" xlink:type="simple" xlink:show="embed" xlink:actuate="onLoad">
        <style:list-level-properties text:list-level-position-and-space-mode="label-alignment" style:vertical-pos="middle" style:vertical-rel="line" fo:width="0.48cm" fo:height="0.457cm">
          <style:list-level-label-alignment text:label-followed-by="listtab" text:list-tab-stop-position="5.715cm" fo:text-indent="-0.635cm" fo:margin-left="5.715cm"/>
        </style:list-level-properties>
      </text:list-level-style-image>
      <text:list-level-style-image text:level="9" xlink:href="Pictures/100003DA000001C1000001AC7B3947888E49266F.svg" xlink:type="simple" xlink:show="embed" xlink:actuate="onLoad">
        <style:list-level-properties text:list-level-position-and-space-mode="label-alignment" style:vertical-pos="middle" style:vertical-rel="line" fo:width="0.48cm" fo:height="0.457cm">
          <style:list-level-label-alignment text:label-followed-by="listtab" text:list-tab-stop-position="6.35cm" fo:text-indent="-0.635cm" fo:margin-left="6.35cm"/>
        </style:list-level-properties>
      </text:list-level-style-image>
      <text:list-level-style-image text:level="10" xlink:href="Pictures/100003DA000001C1000001AC7B3947888E49266F.svg" xlink:type="simple" xlink:show="embed" xlink:actuate="onLoad">
        <style:list-level-properties text:list-level-position-and-space-mode="label-alignment" style:vertical-pos="middle" style:vertical-rel="line" fo:width="0.48cm" fo:height="0.457cm">
          <style:list-level-label-alignment text:label-followed-by="listtab" text:list-tab-stop-position="6.985cm" fo:text-indent="-0.635cm" fo:margin-left="6.985cm"/>
        </style:list-level-properties>
      </text:list-level-style-image>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3">Recueil d'appréciation<text:span text:style-name="T5">s</text:span></text:p>
      <text:p text:style-name="P2"/>
      <text:p text:style-name="P4">En cette soirée du samedi 13 novembre 2021, Régis, président <text:span text:style-name="T5">d’A3C Presqu’île</text:span>, et Daphné, responsable administrative et juridique, ont accueilli pour un apéro-dégustation <text:span text:style-name="T5">Florian et Tristan.</text:span></text:p>
      <text:p text:style-name="P4">Ils ont goûté et pu donner leurs appréciations en comparant 3 recettes cuisinées traditionnellement <text:span text:style-name="T5">d’une part, et avec le Système de Cuisson Intelligente (SCI) d’autre part. </text:span>Il s'agit d'un système auto régulant qui cuit les aliments à basse température (s'approchant de ébullition sans la dépasser). Donc, la cuisson est maîtrisée. Le but, par ce système scientifique, est de préserver la qualité nutritionnelle des aliments et de contribuer ainsi au bien-être des personnes, avec de surcroît un gain d'énergie.</text:p>
      <text:p text:style-name="P4">Ce recueil a été créé pour <text:span text:style-name="T7">mettre en évidence</text:span> les avantages <text:span text:style-name="T6">du </text:span>SCI par rapport à la cuisine traditionnelle. <text:span text:style-name="T6">Florian et Tristan </text:span>ont été amenés à répondre à <text:span text:style-name="T6">la question suivante</text:span> :</text:p>
      <text:p text:style-name="P8"><text:span text:style-name="T1">Je goûte un aliment cuit </text:span><text:span text:style-name="T2">avec le</text:span><text:span text:style-name="T1"> SCI, </text:span><text:span text:style-name="T2">puis je goûte le même aliment cuit de manière traditionnelle</text:span><text:span text:style-name="T1">. Comment ces différences se traduisent-elles ? </text:span></text:p>
      <text:p text:style-name="P5"/>
      <text:list xml:id="list1311088339" text:style-name="L1">
        <text:list-item>
          <text:p text:style-name="P9"><text:span text:style-name="T3">le houmous de pois chi</text:span><text:span text:style-name="T4">ch</text:span><text:span text:style-name="T3">es :</text:span></text:p>
        </text:list-item>
      </text:list>
      <text:list xml:id="list1012608850" text:style-name="L2">
        <text:list-header>
          <text:p text:style-name="P14">La version "carrefour" : l'assaisonnement est trop présent : le goût salé est trop prononcé, trop vinaigré. Les additifs sont trop prononcés. Le goût "yaourt" est trop prononcé par rapport au goût "pois chiche". On ne trouve pas la texture du houmous traditionnel ; trop grumeleux,  <text:s text:c="40"/><text:line-break/>La  version "SCI" ; la texture est meilleure, plus onctueuse, on retrouve le goût authentique du pois chiche. Un brin de menthe pourrait judicieusement être rajouté pour valorisé en + le goût du pois chiche, <text:s text:c="25"/><text:line-break/></text:p>
        </text:list-header>
      </text:list>
      <text:list xml:id="list1902366791" text:style-name="L3">
        <text:list-item>
          <text:p text:style-name="P10"><text:span text:style-name="T2">l</text:span><text:span text:style-name="T1">es rillettes de maquereaux :</text:span></text:p>
        </text:list-item>
      </text:list>
      <text:p text:style-name="P5">La version "carrefour" ; il s'en dégage un désagréable arrière-goût de fumé. le goût est davantage agressif et acide, Il a un aspect un peu visqueux.</text:p>
      <text:p text:style-name="P5">La version "SCi" : il fait davantage amuse-bouche alliant légèreté et douceur. </text:p>
      <text:p text:style-name="P5">N.B. : il y a moins de différence qu'avec le houmous,</text:p>
      <text:p text:style-name="P5"/>
      <text:list xml:id="list1056639065" text:style-name="L4">
        <text:list-item>
          <text:p text:style-name="P11">les pommes :</text:p>
        </text:list-item>
      </text:list>
      <text:p text:style-name="P7">La version "cuisine traditionnelle" : elles sont davantage molles. Cuisine avec un rajout d'eau pour que cela ne colle pas au fond.</text:p>
      <text:p text:style-name="P7">La version "SCI" : elles sont fermes avec un goût caramélisé type "pommes d'amour".</text:p>
      <text:p text:style-name="P6">Les appréciations recueillies seront communiquées aux participants.</text:p>
      <text:p text:style-name="P6"/>
      <text:list xml:id="list3970394129" text:style-name="L5">
        <text:list-item>
          <text:p text:style-name="P13">Adresses mail : fp.presse@gmail.com ; titanvds81@gmail.com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NewRomanPSMT" svg:font-family="TimesNewRomanPSMT"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Image2" text:anchor-type="paragraph" svg:width="2.877cm" svg:height="1.792cm" draw:z-index="0"><draw:image xlink:href="Pictures/10000000000002940000019BA879F4DC23967EDD.png" xlink:type="simple" xlink:show="embed" xlink:actuate="onLoad" loext:mime-type="image/png"/></draw:fra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phné Macé</meta:initial-creator>
    <meta:creation-date>2021-11-10T10:38:53.13</meta:creation-date>
    <dc:date>2021-11-15T12:01:24.135290547</dc:date>
    <meta:editing-duration>PT29M39S</meta:editing-duration>
    <meta:editing-cycles>6</meta:editing-cycles>
    <meta:generator>LibreOffice/6.0.7.3$Linux_X86_64 LibreOffice_project/00m0$Build-3</meta:generator>
    <meta:document-statistic meta:table-count="0" meta:image-count="1" meta:object-count="0" meta:page-count="1" meta:paragraph-count="16" meta:word-count="360" meta:character-count="2301" meta:non-whitespace-character-count="1889"/>
  </office:meta>
</office:document-meta>
</file>